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fd4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cfd4b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عَبَسَ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bookmark-start text:name="__DdeLink__5175_2070482055"/><text:span text:style-name="T1">عَبَسَ وَتَوَلّۭـيٰٓ </text:span><text:span text:style-name="T2">(1)</text:span><text:span text:style-name="T1"> أَن جَآءَهُ </text:span><text:span text:style-name="T4">۴</text:span><text:span text:style-name="T1">لاَعْمۭيٰؐ </text:span><text:span text:style-name="T2">(2)</text:span><text:span text:style-name="T1"> وَمَا يُدْرۣيــكَؐ لَعَلَّهُ„ يَزَّكّۭيٰٓ </text:span><text:span text:style-name="T2">(3)</text:span><text:span text:style-name="T1"> أَوْ يَذَّكَّرُ فَتَنفَعُهُ </text:span><text:span text:style-name="T4">۴</text:span><text:span text:style-name="T1">لذِّكْرۭيٰٓؐ </text:span><text:span text:style-name="T2">(4)</text:span><text:span text:style-name="T1"> أَمَّا مَنِ 'سْتَغْنۭيٰ </text:span><text:span text:style-name="T2">(5)</text:span><text:span text:style-name="T1"> فَأَنتَ لَهُ„ تَصَّدّۭيٰ </text:span><text:span text:style-name="T2">(6)</text:span><text:span text:style-name="T1"> وَمَا عَلَيْــكَ أَلاَّ يَزَّكّۭيٰؐ </text:span><text:span text:style-name="T2">(7)</text:span><text:span text:style-name="T1"> وَأَمَّا مَن جَآءَكككَ يَسْعۭيٰ </text:span><text:span text:style-name="T2">(8)</text:span><text:span text:style-name="T1"> وَهُوَ يَخْشۭيٰ </text:span><text:span text:style-name="T2">(9)</text:span><text:span text:style-name="T1"> فَأَنتَ عَنْهُ تَلَهّۭيٰ </text:span><text:span text:style-name="T2">(10)</text:span><text:span text:style-name="T1"> كَلٓؐاَّ إِنَّهَا تَذْكِرَةٌؐ </text:span><text:span text:style-name="T2">(11)</text:span><text:span text:style-name="T1"> فَمَــن شَآءَ ذَكَرَهُ„ </text:span><text:span text:style-name="T2">(12)</text:span><text:span text:style-name="T1"> فِى صُحُفٍ مُّكَرَّمَةٍ </text:span><text:span text:style-name="T2">(13)</text:span><text:span text:style-name="T1"> مَّرْفُوعَةٍ مُّطَهَّرَةٙ </text:span><text:span text:style-name="T2">(14)</text:span><text:span text:style-name="T1"> بِأَيْدِى سَفَرَةٍ </text:span><text:span text:style-name="T2">(15)</text:span><text:span text:style-name="T1"> كِرَامٙ بَرَرَةٍؐ </text:span><text:span text:style-name="T2">(16)</text:span><text:span text:style-name="T1"> قُتِلَ </text:span><text:span text:style-name="T4">۰</text:span><text:span text:style-name="T1">لِانسَـٰــنُ مَآ أَكْفَرَهُؐ, </text:span><text:span text:style-name="T2">(17)</text:span><text:span text:style-name="T1"> مِنَ اَيِّ شَيْءٖ خَلَقَهُؐ, </text:span><text:span text:style-name="T2">(18)</text:span><text:span text:style-name="T1"> مِــن نُّطْفَةٖ خَلَقَهُ„ فَقَدَّرَهُ„ </text:span><text:span text:style-name="T2">(19)</text:span><text:span text:style-name="T1"> ثُمَّ </text:span><text:span text:style-name="T4">۰</text:span><text:span text:style-name="T1">لسَّبِيلَ يَسَّرَهُ„ </text:span><text:span text:style-name="T2">(20)</text:span><text:span text:style-name="T1"> ثُمَّ أَمَاتَهُ„ فَأَقْبَرَهُؐ, </text:span><text:span text:style-name="T2">(21)</text:span><text:span text:style-name="T1"> ثُمَّ إِذَا شَآءَ انشَرَهُؐ, </text:span><text:span text:style-name="T2">(22)</text:span><text:span text:style-name="T1"> كَلاَّ لَمَّا يَقْــضِ مَآ أَمَرَهُؐ, </text:span><text:span text:style-name="T2">(23)</text:span><text:span text:style-name="T1"> فَلْيَنظُرۣ </text:span><text:span text:style-name="T4">۱</text:span><text:span text:style-name="T1">لِانسَـٰنُ إِلَيٰ طَعَامِهِؐ“ </text:span><text:span text:style-name="T2">(24)</text:span><text:span text:style-name="T1"> إِنَّا صَبَبْنَا </text:span><text:span text:style-name="T4">۰</text:span><text:span text:style-name="T1">لْمَآءَ صَبّاً </text:span><text:span text:style-name="T2">(25)</text:span><text:span text:style-name="T1"> ثُمَّ شَقَقْنَا </text:span><text:span text:style-name="T4">۰</text:span><text:span text:style-name="T1">لاَرْضضضَ شَقّاً </text:span><text:span text:style-name="T2">(26)</text:span><text:span text:style-name="T1"> فَأَنۢبَتْنَا فِيهَا حَبّاً </text:span><text:span text:style-name="T2">(27)</text:span><text:span text:style-name="T1"> وَعِنَباً وَقَضْباً </text:span><text:span text:style-name="T2">(28)</text:span><text:span text:style-name="T1"> وَزَيْتُوناً وَنَخْلًا </text:span><text:span text:style-name="T2">(29)</text:span><text:span text:style-name="T1"> وَحَدَآئِــقَ غُلْباً </text:span><text:span text:style-name="T2">(30)</text:span><text:span text:style-name="T1"> وَفَـٰكِهَةً وَأَبّاً </text:span><text:span text:style-name="T2">(31)</text:span><text:span text:style-name="T1"> مَّتَـٰعاً لَّكُمْ وَلَأِنْعَـٰمِكُمْؐ </text:span><text:span text:style-name="T2">(32)</text:span><text:span text:style-name="T1"> فَإِذَا جَآءَتِ </text:span><text:span text:style-name="T4">۱</text:span><text:span text:style-name="T1">لصَّآخَّةُ </text:span><text:span text:style-name="T2">(33)</text:span><text:span text:style-name="T1"> يَوْمَ يَفِرُّ </text:span><text:span text:style-name="T4">۴</text:span><text:span text:style-name="T1">لْمَرْءُ مِنَ اَخِيهِ </text:span><text:span text:style-name="T2">(34)</text:span><text:span text:style-name="T1"> وَٱُمِّهِ” وَأَبِيهِ </text:span><text:span text:style-name="T2">(35)</text:span><text:span text:style-name="T1"> وَصَـٰحِبَتِهِ” وَبَنِيهِؐ </text:span><text:span text:style-name="T2">(36)</text:span><text:span text:style-name="T1"> لِكُلِّ 'مْرۣئٍ مِّنْهُمْ يَوْمَئِذٍ شَأْنٌ يُغْنِيهِؐ </text:span><text:span text:style-name="T2">(37)</text:span><text:span text:style-name="T1"> وُجُوهٌ يَوْمَئِذٍ مُّسْفِرَةٌ </text:span><text:span text:style-name="T2">(38)</text:span><text:span text:style-name="T1"> ضَاحِكَةٌ مُّسْتَبْشِرَةٌؐ </text:span><text:span text:style-name="T2">(39)</text:span><text:span text:style-name="T1"> وَوُجُوهٌ يَوْمَئِذٖ عَلَيْهَا غَبَرَةٌ </text:span><text:span text:style-name="T2">(40)</text:span><text:span text:style-name="T1"> تَرْهَقُهَا قَتَرَة٘ؐ </text:span><text:span text:style-name="T2">(41)</text:span><text:span text:style-name="T1"> </text:span><text:span text:style-name="T4">۷</text:span><text:span text:style-name="T1">وْلَئِــكَ هُمُ </text:span><text:span text:style-name="T4">۴</text:span><text:span text:style-name="T1">لْكَفَرَةُ </text:span><text:span text:style-name="T4">۴</text:span><text:span text:style-name="T1">لْفَجَرَةُ </text:span><text:span text:style-name="T2">(42)</text:span><text:span text:style-name="T1"> </text:span><text:bookmark-end text:name="__DdeLink__5175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3:59.248309874</meta:creation-date>
    <dc:date>2025-03-06T08:12:27.578668076</dc:date>
    <meta:editing-duration>PT4M36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81" meta:character-count="956" meta:non-whitespace-character-count="776"/>
  </office:meta>
</office:document-meta>
</file>